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1805in"/>
    </style:style>
    <style:style style:name="TC9" style:family="table-column">
      <style:table-column-properties style:column-width="0.0833in"/>
    </style:style>
    <style:style style:name="TC10" style:family="table-column">
      <style:table-column-properties style:column-width="0.0138in"/>
    </style:style>
    <style:style style:name="TC11" style:family="table-column">
      <style:table-column-properties style:column-width="0.25in"/>
    </style:style>
    <style:style style:name="TC12" style:family="table-column">
      <style:table-column-properties style:column-width="0.5833in"/>
    </style:style>
    <style:style style:name="TC13" style:family="table-column">
      <style:table-column-properties style:column-width="0.0972in"/>
    </style:style>
    <style:style style:name="TC14" style:family="table-column">
      <style:table-column-properties style:column-width="0.7222in"/>
    </style:style>
    <style:style style:name="TC15" style:family="table-column">
      <style:table-column-properties style:column-width="0.1111in"/>
    </style:style>
    <style:style style:name="TC16" style:family="table-column">
      <style:table-column-properties style:column-width="0.5in"/>
    </style:style>
    <style:style style:name="TR0" style:family="table-row">
      <style:table-row-properties style:use-optimal-row-height="false" style:row-height="0.069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3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4" style:family="table-row">
      <style:table-row-properties style:use-optimal-row-height="false" style:row-height="0.3888in"/>
    </style:style>
    <style:style style:name="TR5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7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13">
</table:table-column>
        <table:table-column table:style-name="TC14">
</table:table-column>
        <table:table-column table:style-name="TC15">
</table:table-column>
        <table:table-column table:style-name="TC0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2">
            <text:p text:style-name="P0"><text:span text:style-name="T0">Population légale en vigueur au 1er janvier de l'exercice : 121 249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20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8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3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5" table:number-columns-spanned="5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13 238</text:span></text:p>
          </table:table-cell>
          <table:table-cell table:style-name="C7" table:number-columns-spanned="3">
            <text:p text:style-name="P1"><text:span text:style-name="T0">1 75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78</text:span></text:p>
          </table:table-cell>
          <table:table-cell table:style-name="C8" table:number-columns-spanned="3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1 096</text:span></text:p>
          </table:table-cell>
          <table:table-cell table:style-name="C11" table:number-columns-spanned="3">
            <text:p text:style-name="P1"><text:span text:style-name="T0">1 74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48</text:span></text:p>
          </table:table-cell>
          <table:table-cell table:style-name="C12" table:number-columns-spanned="3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4 657</text:span></text:p>
          </table:table-cell>
          <table:table-cell table:style-name="C7" table:number-columns-spanned="3">
            <text:p text:style-name="P1"><text:span text:style-name="T0">78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73</text:span></text:p>
          </table:table-cell>
          <table:table-cell table:style-name="C8" table:number-columns-spanned="3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11" table:number-columns-spanned="5">
            <text:p text:style-name="P1"><text:span text:style-name="T0">44,84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49,90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-3 978</text:span></text:p>
          </table:table-cell>
          <table:table-cell table:style-name="C7" table:number-columns-spanned="3">
            <text:p text:style-name="P1"><text:span text:style-name="T0">-3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99</text:span></text:p>
          </table:table-cell>
          <table:table-cell table:style-name="C14" table:number-columns-spanned="3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1" table:number-columns-spanned="5">
            <text:p text:style-name="P1"><text:span text:style-name="T0">-1,8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7,3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 192</text:span></text:p>
          </table:table-cell>
          <table:table-cell table:style-name="C7" table:number-columns-spanned="3">
            <text:p text:style-name="P1"><text:span text:style-name="T0">1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11</text:span></text:p>
          </table:table-cell>
          <table:table-cell table:style-name="C14" table:number-columns-spanned="3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1" table:number-columns-spanned="5">
            <text:p text:style-name="P1"><text:span text:style-name="T0">0,56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15,67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69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3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1" table:number-columns-spanned="5">
            <text:p text:style-name="P1"><text:span text:style-name="T0">0,00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0,06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9 651</text:span></text:p>
          </table:table-cell>
          <table:table-cell table:style-name="C7" table:number-columns-spanned="3">
            <text:p text:style-name="P1"><text:span text:style-name="T0">16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87</text:span></text:p>
          </table:table-cell>
          <table:table-cell table:style-name="C14" table:number-columns-spanned="3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1" table:number-columns-spanned="5">
            <text:p text:style-name="P1"><text:span text:style-name="T0">0,00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6,4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04 483</text:span></text:p>
          </table:table-cell>
          <table:table-cell table:style-name="C7" table:number-columns-spanned="3">
            <text:p text:style-name="P1"><text:span text:style-name="T0">1 68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272</text:span></text:p>
          </table:table-cell>
          <table:table-cell table:style-name="C8" table:number-columns-spanned="3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88 432</text:span></text:p>
          </table:table-cell>
          <table:table-cell table:style-name="C11" table:number-columns-spanned="3">
            <text:p text:style-name="P1"><text:span text:style-name="T0">1 55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81</text:span></text:p>
          </table:table-cell>
          <table:table-cell table:style-name="C12" table:number-columns-spanned="3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5 719</text:span></text:p>
          </table:table-cell>
          <table:table-cell table:style-name="C7" table:number-columns-spanned="3">
            <text:p text:style-name="P1"><text:span text:style-name="T0">70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88</text:span></text:p>
          </table:table-cell>
          <table:table-cell table:style-name="C8" table:number-columns-spanned="3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9" table:number-columns-spanned="5">
            <text:p text:style-name="P2"><text:span text:style-name="T0">45,4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8,2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1 917</text:span></text:p>
          </table:table-cell>
          <table:table-cell table:style-name="C7" table:number-columns-spanned="3">
            <text:p text:style-name="P1"><text:span text:style-name="T0">26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29</text:span></text:p>
          </table:table-cell>
          <table:table-cell table:style-name="C14" table:number-columns-spanned="3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16,9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4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 692</text:span></text:p>
          </table:table-cell>
          <table:table-cell table:style-name="C7" table:number-columns-spanned="3">
            <text:p text:style-name="P1"><text:span text:style-name="T0">1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4</text:span></text:p>
          </table:table-cell>
          <table:table-cell table:style-name="C14" table:number-columns-spanned="3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0,9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0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1 963</text:span></text:p>
          </table:table-cell>
          <table:table-cell table:style-name="C7" table:number-columns-spanned="3">
            <text:p text:style-name="P1"><text:span text:style-name="T0">42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3</text:span></text:p>
          </table:table-cell>
          <table:table-cell table:style-name="C14" table:number-columns-spanned="3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27,5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6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1 647</text:span></text:p>
          </table:table-cell>
          <table:table-cell table:style-name="C7" table:number-columns-spanned="3">
            <text:p text:style-name="P1"><text:span text:style-name="T0">9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4</text:span></text:p>
          </table:table-cell>
          <table:table-cell table:style-name="C14" table:number-columns-spanned="3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6,18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3,0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 755</text:span></text:p>
          </table:table-cell>
          <table:table-cell table:style-name="C9" table:number-columns-spanned="3">
            <text:p text:style-name="P2"><text:span text:style-name="T0">7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6</text:span></text:p>
          </table:table-cell>
          <table:table-cell table:style-name="C8" table:number-columns-spanned="3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3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9 082</text:span></text:p>
          </table:table-cell>
          <table:table-cell table:style-name="C9" table:number-columns-spanned="3">
            <text:p text:style-name="P2"><text:span text:style-name="T0">48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65</text:span></text:p>
          </table:table-cell>
          <table:table-cell table:style-name="C8" table:number-columns-spanned="3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3 100</text:span></text:p>
          </table:table-cell>
          <table:table-cell table:style-name="C9" table:number-columns-spanned="3">
            <text:p text:style-name="P2"><text:span text:style-name="T0">10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9</text:span></text:p>
          </table:table-cell>
          <table:table-cell table:style-name="C8" table:number-columns-spanned="3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9" table:number-columns-spanned="5">
            <text:p text:style-name="P2"><text:span text:style-name="T0">22,1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3,4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 395</text:span></text:p>
          </table:table-cell>
          <table:table-cell table:style-name="C9" table:number-columns-spanned="3">
            <text:p text:style-name="P2"><text:span text:style-name="T0">2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2</text:span></text:p>
          </table:table-cell>
          <table:table-cell table:style-name="C14" table:number-columns-spanned="3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4,0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,9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07</text:span></text:p>
          </table:table-cell>
          <table:table-cell table:style-name="C9" table:number-columns-spanned="3">
            <text:p text:style-name="P2"><text:span text:style-name="T0">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</text:span></text:p>
          </table:table-cell>
          <table:table-cell table:style-name="C14" table:number-columns-spanned="3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9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799</text:span></text:p>
          </table:table-cell>
          <table:table-cell table:style-name="C9" table:number-columns-spanned="3">
            <text:p text:style-name="P2"><text:span text:style-name="T0">4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4</text:span></text:p>
          </table:table-cell>
          <table:table-cell table:style-name="C14" table:number-columns-spanned="3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8,1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7,3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3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0 185</text:span></text:p>
          </table:table-cell>
          <table:table-cell table:style-name="C9" table:number-columns-spanned="3">
            <text:p text:style-name="P2"><text:span text:style-name="T0">41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28</text:span></text:p>
          </table:table-cell>
          <table:table-cell table:style-name="C8" table:number-columns-spanned="3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9 213</text:span></text:p>
          </table:table-cell>
          <table:table-cell table:style-name="C9" table:number-columns-spanned="3">
            <text:p text:style-name="P2"><text:span text:style-name="T0">32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63</text:span></text:p>
          </table:table-cell>
          <table:table-cell table:style-name="C8" table:number-columns-spanned="3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9" table:number-columns-spanned="5">
            <text:p text:style-name="P2"><text:span text:style-name="T0">78,1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1,4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 257</text:span></text:p>
          </table:table-cell>
          <table:table-cell table:style-name="C5" table:number-columns-spanned="3">
            <text:p text:style-name="P2"><text:span text:style-name="T0">52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06</text:span></text:p>
          </table:table-cell>
          <table:table-cell table:style-name="C14" table:number-columns-spanned="3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12,4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4,7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3</text:span></text:p>
          </table:table-cell>
          <table:table-cell table:style-name="C14" table:number-columns-spanned="3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6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3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8 897</text:span></text:p>
          </table:table-cell>
          <table:table-cell table:style-name="C5" table:number-columns-spanned="3">
            <text:p text:style-name="P2"><text:span text:style-name="T0">-7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38</text:span></text:p>
          </table:table-cell>
          <table:table-cell table:style-name="C8" table:number-columns-spanned="3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1</text:span></text:p>
          </table:table-cell>
          <table:table-cell table:style-name="C8" table:number-columns-spanned="3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-8 897</text:span></text:p>
          </table:table-cell>
          <table:table-cell table:style-name="C5" table:number-columns-spanned="3">
            <text:p text:style-name="P2"><text:span text:style-name="T0">-7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38</text:span></text:p>
          </table:table-cell>
          <table:table-cell table:style-name="C8" table:number-columns-spanned="3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7 653</text:span></text:p>
          </table:table-cell>
          <table:table-cell table:style-name="C9" table:number-columns-spanned="3">
            <text:p text:style-name="P2"><text:span text:style-name="T0">14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44</text:span></text:p>
          </table:table-cell>
          <table:table-cell table:style-name="C8" table:number-columns-spanned="3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9" table:number-columns-spanned="10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3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9" table:number-columns-spanned="10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6 770</text:span></text:p>
          </table:table-cell>
          <table:table-cell table:style-name="C11" table:number-columns-spanned="3">
            <text:p text:style-name="P1"><text:span text:style-name="T0">22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94</text:span></text:p>
          </table:table-cell>
          <table:table-cell table:style-name="C8" table:number-columns-spanned="3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7" table:number-columns-spanned="5">
            <text:p text:style-name="P1"><text:span text:style-name="T0">12,6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4,4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 664</text:span></text:p>
          </table:table-cell>
          <table:table-cell table:style-name="C11" table:number-columns-spanned="3">
            <text:p text:style-name="P1"><text:span text:style-name="T0">187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67</text:span></text:p>
          </table:table-cell>
          <table:table-cell table:style-name="C8" table:number-columns-spanned="3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7" table:number-columns-spanned="5">
            <text:p text:style-name="P1"><text:span text:style-name="T0">10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2,3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6 407</text:span></text:p>
          </table:table-cell>
          <table:table-cell table:style-name="C11" table:number-columns-spanned="3">
            <text:p text:style-name="P1"><text:span text:style-name="T0">13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61</text:span></text:p>
          </table:table-cell>
          <table:table-cell table:style-name="C8" table:number-columns-spanned="3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7" table:number-columns-spanned="5">
            <text:p text:style-name="P1"><text:span text:style-name="T0">7,7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4,5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5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3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 table:number-columns-spanned="10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9 862</text:span></text:p>
          </table:table-cell>
          <table:table-cell table:style-name="C11" table:number-columns-spanned="3">
            <text:p text:style-name="P1"><text:span text:style-name="T0">57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6</text:span></text:p>
          </table:table-cell>
          <table:table-cell table:style-name="C8" table:number-columns-spanned="3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7" table:number-columns-spanned="5">
            <text:p text:style-name="P1"><text:span text:style-name="T0">33,0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2,0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9 696</text:span></text:p>
          </table:table-cell>
          <table:table-cell table:style-name="C11" table:number-columns-spanned="3">
            <text:p text:style-name="P1"><text:span text:style-name="T0">57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01</text:span></text:p>
          </table:table-cell>
          <table:table-cell table:style-name="C20" table:number-columns-spanned="3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93,2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4">
          <table:table-cell table:style-name="C0"/>
          <table:table-cell table:style-name="C10">
            <text:p text:style-name="P1"><text:span text:style-name="T0">69 696</text:span></text:p>
          </table:table-cell>
          <table:table-cell table:style-name="C11" table:number-columns-spanned="3">
            <text:p text:style-name="P1"><text:span text:style-name="T0">57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5</text:span></text:p>
          </table:table-cell>
          <table:table-cell table:style-name="C20" table:number-columns-spanned="3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1,2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7 895</text:span></text:p>
          </table:table-cell>
          <table:table-cell table:style-name="C11" table:number-columns-spanned="3">
            <text:p text:style-name="P1"><text:span text:style-name="T0">65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28</text:span></text:p>
          </table:table-cell>
          <table:table-cell table:style-name="C8" table:number-columns-spanned="3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7" table:number-columns-spanned="5">
            <text:p text:style-name="P1"><text:span text:style-name="T0">3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9,4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20 550</text:span></text:p>
          </table:table-cell>
          <table:table-cell table:style-name="C11" table:number-columns-spanned="3">
            <text:p text:style-name="P1"><text:span text:style-name="T0">16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16</text:span></text:p>
          </table:table-cell>
          <table:table-cell table:style-name="C21" table:number-columns-spanned="3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9" table:number-columns-spanned="10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2" table:number-columns-spanned="18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23" table:number-columns-spanned="5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1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5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 table:number-columns-spanned="4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31 580</text:span></text:p>
          </table:table-cell>
          <table:table-cell table:style-name="C24" table:number-columns-spanned="3">
            <text:p text:style-name="P1"><text:span text:style-name="T0">2 735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448</text:span></text:p>
          </table:table-cell>
          <table:table-cell table:style-name="C12" table:number-columns-spanned="2">
            <text:p text:style-name="P3"><text:span text:style-name="T4">Taxe d'habitation (y compris THLV sauf pour les réductions de base)</text:span></text:p>
          </table:table-cell>
          <table:table-cell table:style-name="C12"/>
          <table:table-cell table:style-name="C7" table:number-columns-spanned="2">
            <text:p text:style-name="P1"><text:span text:style-name="T0">69 044</text:span></text:p>
          </table:table-cell>
          <table:table-cell table:style-name="C7"/>
          <table:table-cell table:style-name="C7" table:number-columns-spanned="5">
            <text:p text:style-name="P1"><text:span text:style-name="T0">56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4">
            <text:p text:style-name="P1"><text:span text:style-name="T0">200</text:span></text:p>
          </table:table-cell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05 350</text:span></text:p>
          </table:table-cell>
          <table:table-cell table:style-name="C24" table:number-columns-spanned="3">
            <text:p text:style-name="P1"><text:span text:style-name="T0">3 343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472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4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327</text:span></text:p>
          </table:table-cell>
          <table:table-cell table:style-name="C24" table:number-columns-spanned="3">
            <text:p text:style-name="P1"><text:span text:style-name="T0">1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4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3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5" table:number-columns-spanned="8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59 192</text:span></text:p>
          </table:table-cell>
          <table:table-cell table:style-name="C24" table:number-columns-spanned="3">
            <text:p text:style-name="P1"><text:span text:style-name="T0">488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20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3">
            <text:p text:style-name="P1"><text:span text:style-name="T0">17,87</text:span></text:p>
          </table:table-cell>
          <table:table-cell table:style-name="C7"/>
          <table:table-cell table:style-name="C7"/>
          <table:table-cell table:style-name="C7" table:number-columns-spanned="8">
            <text:p text:style-name="P1"><text:span text:style-name="T0">22,1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2 416</text:span></text:p>
          </table:table-cell>
          <table:table-cell table:style-name="C24" table:number-columns-spanned="3">
            <text:p text:style-name="P1"><text:span text:style-name="T0">267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45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3">
            <text:p text:style-name="P1"><text:span text:style-name="T0">8,01</text:span></text:p>
          </table:table-cell>
          <table:table-cell table:style-name="C7"/>
          <table:table-cell table:style-name="C7"/>
          <table:table-cell table:style-name="C7" table:number-columns-spanned="8">
            <text:p text:style-name="P1"><text:span text:style-name="T0">23,4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30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3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 table:number-columns-spanned="8">
            <text:p text:style-name="P1"><text:span text:style-name="T0">37,0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7" table:number-columns-spanned="3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 table:number-columns-spanned="8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3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 table:number-columns-spanned="8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2">
            <text:p text:style-name="P1"><text:span text:style-name="T0">Taxe</text:span></text:p>
          </table:table-cell>
          <table:table-cell table:style-name="C25"/>
          <table:table-cell table:style-name="C5" table:number-columns-spanned="11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sur la valeur ajoutée des entreprises</text:span></text:p>
          </table:table-cell>
          <table:table-cell table:style-name="C12"/>
          <table:table-cell table:style-name="C7" table:number-columns-spanned="3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0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7" table:number-columns-spanned="3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0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sur les surfaces commerciales</text:span></text:p>
          </table:table-cell>
          <table:table-cell table:style-name="C12"/>
          <table:table-cell table:style-name="C7" table:number-columns-spanned="3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0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5.375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